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D0000022E3F785D506F5036DF.png" manifest:media-type="image/png"/>
  <manifest:file-entry manifest:full-path="Pictures/10000201000005030000025B702B035D002FA9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2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3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4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5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6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7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8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9" style:family="paragraph" style:parent-style-name="Standard">
      <style:text-properties fo:font-weight="bold" officeooo:rsid="002d76c7" officeooo:paragraph-rsid="002d76c7" style:font-weight-asian="bold" style:font-weight-complex="bold"/>
    </style:style>
    <style:style style:name="P10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11" style:family="paragraph" style:parent-style-name="Standard">
      <style:text-properties fo:font-weight="bold" officeooo:rsid="002f6426" officeooo:paragraph-rsid="002f6426" style:font-weight-asian="bold" style:font-weight-complex="bold"/>
    </style:style>
    <style:style style:name="P12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13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14" style:family="paragraph" style:parent-style-name="Standard">
      <style:text-properties fo:font-weight="bold" officeooo:rsid="0042e66f" officeooo:paragraph-rsid="00445d93" style:font-weight-asian="bold" style:font-weight-complex="bold"/>
    </style:style>
    <style:style style:name="P15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6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7" style:family="paragraph" style:parent-style-name="Standard">
      <style:text-properties fo:font-weight="bold" officeooo:rsid="005c5d10" officeooo:paragraph-rsid="005c5d10" style:font-weight-asian="bold" style:font-weight-complex="bold"/>
    </style:style>
    <style:style style:name="P18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9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20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2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23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24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25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445d93" officeooo:paragraph-rsid="00445d93" style:font-weight-asian="normal" style:font-weight-complex="normal"/>
    </style:style>
    <style:style style:name="P28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29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498a67" officeooo:paragraph-rsid="00498a67" style:font-weight-asian="normal" style:font-weight-complex="normal"/>
    </style:style>
    <style:style style:name="P31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32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4b5db3" officeooo:paragraph-rsid="004b5db3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4b5db3" officeooo:paragraph-rsid="005208a5" style:font-weight-asian="normal" style:font-weight-complex="normal"/>
    </style:style>
    <style:style style:name="P35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36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37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38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60f0c3" officeooo:paragraph-rsid="0060f0c3" style:font-weight-asian="normal" style:font-weight-complex="normal"/>
    </style:style>
    <style:style style:name="P40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41" style:family="paragraph" style:parent-style-name="Standard" style:list-style-name="L6">
      <style:text-properties fo:font-weight="normal" officeooo:rsid="00693d63" officeooo:paragraph-rsid="00693d63" style:font-weight-asian="normal" style:font-weight-complex="normal"/>
    </style:style>
    <style:style style:name="P42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43" style:family="paragraph" style:parent-style-name="Standard">
      <style:text-properties fo:font-weight="normal" officeooo:rsid="00693d63" officeooo:paragraph-rsid="006a33df" style:font-weight-asian="normal" style:font-weight-complex="normal"/>
    </style:style>
    <style:style style:name="P44" style:family="paragraph" style:parent-style-name="Standard" style:list-style-name="L6">
      <style:text-properties fo:font-weight="normal" officeooo:rsid="006a33df" officeooo:paragraph-rsid="006a33df" style:font-weight-asian="normal" style:font-weight-complex="normal"/>
    </style:style>
    <style:style style:name="P45" style:family="paragraph" style:parent-style-name="Standard">
      <style:text-properties fo:font-weight="normal" officeooo:rsid="006a33df" officeooo:paragraph-rsid="006a33df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6aaf6f" officeooo:paragraph-rsid="006aaf6f" style:font-weight-asian="normal" style:font-weight-complex="normal"/>
    </style:style>
    <style:style style:name="P47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officeooo:rsid="00198950"/>
    </style:style>
    <style:style style:name="T7" style:family="text">
      <style:text-properties officeooo:rsid="00230e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d7ceb" style:font-weight-asian="bold" style:font-weight-complex="bold"/>
    </style:style>
    <style:style style:name="T10" style:family="text">
      <style:text-properties fo:font-weight="bold" officeooo:rsid="0041803b" style:font-weight-asian="bold" style:font-weight-complex="bold"/>
    </style:style>
    <style:style style:name="T11" style:family="text">
      <style:text-properties fo:font-weight="bold" officeooo:rsid="006af05b" style:font-weight-asian="bold" style:font-weight-complex="bold"/>
    </style:style>
    <style:style style:name="T12" style:family="text">
      <style:text-properties fo:font-weight="bold" officeooo:rsid="006ed093" style:font-weight-asian="bold" style:font-weight-complex="bold"/>
    </style:style>
    <style:style style:name="T13" style:family="text">
      <style:text-properties officeooo:rsid="002e49e6"/>
    </style:style>
    <style:style style:name="T14" style:family="text">
      <style:text-properties officeooo:rsid="0039b661"/>
    </style:style>
    <style:style style:name="T15" style:family="text">
      <style:text-properties officeooo:rsid="003d7ceb"/>
    </style:style>
    <style:style style:name="T16" style:family="text">
      <style:text-properties officeooo:rsid="003ec79f"/>
    </style:style>
    <style:style style:name="T17" style:family="text">
      <style:text-properties officeooo:rsid="00445d93"/>
    </style:style>
    <style:style style:name="T18" style:family="text">
      <style:text-properties officeooo:rsid="00498a67"/>
    </style:style>
    <style:style style:name="T19" style:family="text">
      <style:text-properties officeooo:rsid="004e9d65"/>
    </style:style>
    <style:style style:name="T20" style:family="text">
      <style:text-properties officeooo:rsid="005208a5"/>
    </style:style>
    <style:style style:name="T21" style:family="text">
      <style:text-properties officeooo:rsid="0054de03"/>
    </style:style>
    <style:style style:name="T22" style:family="text">
      <style:text-properties fo:color="#ce181e"/>
    </style:style>
    <style:style style:name="T23" style:family="text">
      <style:text-properties officeooo:rsid="00693d63"/>
    </style:style>
    <style:style style:name="T24" style:family="text">
      <style:text-properties fo:font-style="normal" officeooo:rsid="00698bb0" style:font-style-asian="normal" style:font-style-complex="normal"/>
    </style:style>
    <style:style style:name="T25" style:family="text">
      <style:text-properties officeooo:rsid="00698bb0"/>
    </style:style>
    <style:style style:name="T26" style:family="text">
      <style:text-properties fo:font-style="italic" officeooo:rsid="00698bb0" style:font-style-asian="italic" style:font-style-complex="italic"/>
    </style:style>
    <style:style style:name="T27" style:family="text">
      <style:text-properties officeooo:rsid="006cecf9"/>
    </style:style>
    <style:style style:name="T28" style:family="text">
      <style:text-properties officeooo:rsid="006ed0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Notes on WebPack</text:p>
      <text:p text:style-name="P5">Understand SST vs SPA.</text:p>
      <text:list xml:id="list1570698622" text:style-name="L1">
        <text:list-item>
          <text:p text:style-name="P21">Understand the ecosystem about dynamic rich websites </text:p>
          <text:list>
            <text:list-item>
              <text:p text:style-name="P21">Websites with menus and buttons, </text:p>
            </text:list-item>
            <text:list-item>
              <text:p text:style-name="P1">ServerSide Templating (SST)</text:p>
              <text:list>
                <text:list-item>
                  <text:p text:style-name="P1"><text:span text:style-name="T1">depends on backend server to create an HTML doc and send it to the user</text:span></text:p>
                </text:list-item>
                <text:list-item>
                  <text:p text:style-name="P2"><text:span text:style-name="T1">Flow of page </text:span></text:p>
                </text:list-item>
                <text:list-item>
                  <text:p text:style-name="P2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1">Single Page A<text:span text:style-name="T6">pp</text:span> (SAP)</text:p>
              <text:list>
                <text:list-item>
                  <text:p text:style-name="P21">server sends bare bones html doc </text:p>
                </text:list-item>
                <text:list-item>
                  <text:p text:style-name="P21">javascript runs on the users machine to assemble a full webpage </text:p>
                </text:list-item>
                <text:list-item>
                  <text:p text:style-name="P22">Flow of page</text:p>
                  <text:list>
                    <text:list-item>
                      <text:p text:style-name="P22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3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4"/>
      <text:p text:style-name="P23">Imagine a file has thousands of codes long in 3 files? How would you refactor it? </text:p>
      <text:p text:style-name="P6">Javascript module<text:span text:style-name="T7">s</text:span> – <text:span text:style-name="T1">individual files that contain small amounts of code</text:span></text:p>
      <text:p text:style-name="P7"/>
      <text:p text:style-name="P7">Problems due to many individual modules:</text:p>
      <text:p text:style-name="P24">Picture the following: </text:p>
      <text:p text:style-name="P24">index.js ← [(store.js ← api.js) + utils.js ]</text:p>
      <text:p text:style-name="P24"><text:span text:style-name="T13">1. </text:span>Sometimes, <text:span text:style-name="T8">files will load but content will not be available because some modules haven’t finished loading. </text:span></text:p>
      <text:p text:style-name="P25"><text:span text:style-name="T13">2. </text:span>Also, loading them over an HTTP connection will decrease performance; it will take a long time. </text:p>
      <text:p text:style-name="P8"/>
      <text:p text:style-name="P8">Webpack fixes the problem with large amounts of individual modules. </text:p>
      <text:p text:style-name="P10">What is webpack?</text:p>
      <text:p text:style-name="P11"><text:span text:style-name="T1">Takes our big collection and merge them into a bundle. It ensures each file is loaded in the correct order.</text:span></text:p>
      <text:p text:style-name="P9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text:span text:style-name="T1"/></text:p>
      <text:p text:style-name="P12"><text:soft-page-break/>Webpack is an npm dependency. </text:p>
      <text:p text:style-name="P12"><text:span text:style-name="T1"/></text:p>
      <text:p text:style-name="P13">Different types of module systems </text:p>
      <text:list xml:id="list1154075355" text:style-name="L2">
        <text:list-item>
          <text:p text:style-name="P26">CommonJS – <text:span text:style-name="T14">mainly used in node modules</text:span></text:p>
          <text:list>
            <text:list-item>
              <text:p text:style-name="P26">sender file needs <text:span text:style-name="T8">module.exports</text:span></text:p>
            </text:list-item>
            <text:list-item>
              <text:p text:style-name="P26">reciever file needs <text:span text:style-name="T8">require</text:span></text:p>
            </text:list-item>
            <text:list-item>
              <text:p text:style-name="P26"><text:span text:style-name="T8">*</text:span><text:span text:style-name="T10">reference lab 1 for implementation </text:span></text:p>
            </text:list-item>
          </text:list>
        </text:list-item>
        <text:list-item>
          <text:p text:style-name="P26">AMD – <text:span text:style-name="T15">Asynchronous module definition – </text:span><text:span text:style-name="T9">used mainly in front end applications</text:span></text:p>
          <text:list>
            <text:list-item>
              <text:p text:style-name="P26">sender file needs <text:span text:style-name="T8">define</text:span></text:p>
            </text:list-item>
            <text:list-item>
              <text:p text:style-name="P26">reciever file needs <text:span text:style-name="T8">require</text:span></text:p>
            </text:list-item>
          </text:list>
        </text:list-item>
        <text:list-item>
          <text:p text:style-name="P26">ES2015 – <text:span text:style-name="T16">ecmascript standard 2015</text:span></text:p>
          <text:list>
            <text:list-item>
              <text:p text:style-name="P26">sender file needs <text:span text:style-name="T8">export</text:span></text:p>
            </text:list-item>
            <text:list-item>
              <text:p text:style-name="P26">reciever file needs <text:span text:style-name="T8">import</text:span></text:p>
            </text:list-item>
          </text:list>
        </text:list-item>
      </text:list>
      <text:p text:style-name="P9"><text:span text:style-name="T1"/></text:p>
      <text:p text:style-name="P15"><text:span text:style-name="T1">Use an entry property – </text:span><text:span text:style-name="T3">AKA entry point. </text:span></text:p>
      <text:p text:style-name="P29">Index.js is usually the entry point </text:p>
      <text:p text:style-name="P9"><text:span text:style-name="T1"/></text:p>
      <text:p text:style-name="P14"><text:span text:style-name="T17">Getting started with webpack configuration</text:span></text:p>
      <text:list xml:id="list4121801588" text:style-name="L4">
        <text:list-item>
          <text:p text:style-name="P27">Install webpack </text:p>
          <text:list>
            <text:list-item>
              <text:p text:style-name="P27"><text:s/>npm install --save-dev webpack@2.2.0-rc.0</text:p>
            </text:list-item>
          </text:list>
        </text:list-item>
        <text:list-item>
          <text:p text:style-name="P27">Make a file called <text:span text:style-name="T8">webpack.config.js </text:span><text:span text:style-name="T18">in the root directory</text:span></text:p>
        </text:list-item>
      </text:list>
      <text:p text:style-name="P28"><text:span text:style-name="T8"><text:s/>/</text:span><text:span text:style-name="T18">project1 </text:span></text:p>
      <text:p text:style-name="P32">webpack.config.js</text:p>
      <text:list xml:id="list212750280154066" text:continue-numbering="true" text:style-name="L4">
        <text:list-item>
          <text:p text:style-name="P30">Create an entry point in webpack config file</text:p>
        </text:list-item>
      </text:list>
      <text:p text:style-name="P32">//webpack.config.js</text:p>
      <text:p text:style-name="P32">//const confi = {</text:p>
      <text:p text:style-name="P32">entry: ‘./src/index.js’</text:p>
      <text:p text:style-name="P32">} </text:p>
      <text:p text:style-name="P32">module.exports = config;</text:p>
      <text:list xml:id="list212750544111329" text:continue-numbering="true" text:style-name="L4">
        <text:list-item>
          <text:p text:style-name="P33">Enter in output property </text:p>
        </text:list-item>
      </text:list>
      <text:p text:style-name="P31">//webpack.config.js</text:p>
      <text:p text:style-name="P31"><text:tab/><text:tab/><text:span text:style-name="T19">const path = require(‘path’);</text:span></text:p>
      <text:p text:style-name="P31">//const confi = {</text:p>
      <text:p text:style-name="P31">entry: ‘./src/index.js’,</text:p>
      <text:p text:style-name="P35">output: {</text:p>
      <text:p text:style-name="P35"><text:s text:c="5"/>path: <text:s/><text:span text:style-name="T19">path.resolve(__dirname, ‘build’)</text:span> ,</text:p>
      <text:p text:style-name="P35"><text:s text:c="5"/>filename: ‘bundle.js’</text:p>
      <text:p text:style-name="P35">}</text:p>
      <text:p text:style-name="P31">} </text:p>
      <text:p text:style-name="P31">module.exports = config;</text:p>
      <text:list xml:id="list212749951381873" text:continue-numbering="true" text:style-name="L4">
        <text:list-item>
          <text:p text:style-name="P34"><text:span text:style-name="T20">Add the following code json </text:span></text:p>
          <text:p text:style-name="P34">"scripts": {</text:p>
          <text:p text:style-name="P34"><text:s text:c="3"/>"build": "webpack"</text:p>
          <text:p text:style-name="P34"><text:s/>}, </text:p>
        </text:list-item>
      </text:list>
      <text:p text:style-name="P36">**<text:span text:style-name="T21">Note – webpack will run command globally. </text:span></text:p>
      <text:p text:style-name="P37">Npm run build will run the webpack locally</text:p>
      <text:p text:style-name="P35"/>
      <text:p text:style-name="P35"/>
      <text:p text:style-name="P35"/>
      <text:p text:style-name="P16"><text:soft-page-break/>Why is the bundle file greater than the individual files?</text:p>
      <text:p text:style-name="P38">Webpack takes all of our modules, stuffs it into individual functions, stuffs those in that array, then calls individual elements in that array</text:p>
      <text:p text:style-name="P17"><text:span text:style-name="T1">No magic code is made </text:span></text:p>
      <text:p text:style-name="P17"><text:span text:style-name="T1"/></text:p>
      <text:p text:style-name="P49"><text:span text:style-name="T22">Handling Project Assets</text:span></text:p>
      <text:p text:style-name="P18"><text:span text:style-name="T1"/></text:p>
      <text:p text:style-name="P18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9">Babel needs 3 modules to start working</text:p>
      <text:list xml:id="list3319958770" text:style-name="L5">
        <text:list-item>
          <text:p text:style-name="P39"><text:span text:style-name="T8">babel-loader : </text:span>teaches babel how to work with webpack</text:p>
        </text:list-item>
        <text:list-item>
          <text:p text:style-name="P39"><text:span text:style-name="T8">babel-core : </text:span>knows how to take in code, parse it, and generate output files</text:p>
        </text:list-item>
        <text:list-item>
          <text:p text:style-name="P39"><text:span text:style-name="T8">babel-preset-env: </text:span>ruleset for telling babel exactly what pieces of es2015 syntax to loko for and how to turn it into es5 code.</text:p>
        </text:list-item>
      </text:list>
      <text:p text:style-name="P9"><text:span text:style-name="T1"/></text:p>
      <text:p text:style-name="P20">Setting up Babel</text:p>
      <text:p text:style-name="P20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40">Only apply Babel to files that will need to be transpiled. NO CSS OR HTML files.</text:p>
      <text:p text:style-name="P20"/>
      <text:list xml:id="list246361889" text:style-name="L6">
        <text:list-item>
          <text:p text:style-name="P41">Include this into the following webpack.config file</text:p>
        </text:list-item>
      </text:list>
      <text:p text:style-name="P42"><text:s text:c="2"/>module:{</text:p>
      <text:p text:style-name="P42"><text:s text:c="4"/>rules:[</text:p>
      <text:p text:style-name="P42"><text:s text:c="6"/>{</text:p>
      <text:p text:style-name="P42"><text:s text:c="8"/>use: 'babel-loader',</text:p>
      <text:p text:style-name="P42"><text:s text:c="6"/>}</text:p>
      <text:p text:style-name="P42"><text:s text:c="4"/>]</text:p>
      <text:p text:style-name="P42"><text:s text:c="2"/>} </text:p>
      <text:list xml:id="list212749018183276" text:continue-numbering="true" text:style-name="L6">
        <text:list-item>
          <text:p text:style-name="P44">Include the test file which specifies what files to apply babel to.</text:p>
        </text:list-item>
      </text:list>
      <text:p text:style-name="P43"><text:s text:c="2"/>module:{</text:p>
      <text:p text:style-name="P43"><text:s text:c="4"/>rules:[</text:p>
      <text:p text:style-name="P43"><text:soft-page-break/><text:s text:c="6"/>{</text:p>
      <text:p text:style-name="P43"><text:s text:c="8"/>use: 'babel-loader',</text:p>
      <text:p text:style-name="P43"><text:s text:c="8"/><text:span text:style-name="T25">test: / </text:span><text:span text:style-name="T26">\.js$ /</text:span><text:span text:style-name="T24">,</text:span></text:p>
      <text:p text:style-name="P43"><text:s text:c="6"/>}</text:p>
      <text:p text:style-name="P43"><text:s text:c="4"/>]</text:p>
      <text:p text:style-name="P45"><text:span text:style-name="T23"><text:s text:c="2"/>} </text:span><text:s/></text:p>
      <text:list xml:id="list212749989835762" text:continue-numbering="true" text:style-name="L6">
        <text:list-item>
          <text:p text:style-name="P46">Create a .babelrc – <text:span text:style-name="T8">babelrc specifies what to do to each js file, </text:span><text:span text:style-name="T12">Add babel-present-env inside this file.</text:span></text:p>
        </text:list-item>
      </text:list>
      <text:p text:style-name="P47"><text:span text:style-name="T12">//.</text:span><text:span text:style-name="T28">babelrc</text:span></text:p>
      <text:p text:style-name="P47"><text:span text:style-name="T28">{</text:span></text:p>
      <text:p text:style-name="P47"><text:span text:style-name="T28"><text:s text:c="2"/>"presets": ["babel-preset-env"]</text:span></text:p>
      <text:p text:style-name="P47"><text:span text:style-name="T28">}</text:span></text:p>
      <text:list xml:id="list212748924923452" text:continue-numbering="true" text:style-name="L6">
        <text:list-item>
          <text:p text:style-name="P46"><text:s/></text:p>
        </text:list-item>
        <text:list-item>
          <text:p text:style-name="P46"/>
        </text:list-item>
      </text:list>
      <text:p text:style-name="P9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0T21:27:48.264135260</dc:date>
    <meta:editing-duration>PT5H58M44S</meta:editing-duration>
    <meta:editing-cycles>66</meta:editing-cycles>
    <meta:generator>LibreOffice/6.0.7.3$Linux_X86_64 LibreOffice_project/00m0$Build-3</meta:generator>
    <meta:document-statistic meta:table-count="0" meta:image-count="2" meta:object-count="0" meta:page-count="5" meta:paragraph-count="102" meta:word-count="661" meta:character-count="3920" meta:non-whitespace-character-count="3265"/>
  </office:meta>
</office:document-meta>
</file>